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istika_celkova" table:style-name="ta1">
        <table:shapes>
          <draw:frame draw:z-index="0" draw:style-name="gr1" draw:text-style-name="P1" svg:width="261.31mm" svg:height="98.01mm" svg:x="78.58mm" svg:y="0mm">
            <loext:p draw:notify-on-update-of-ranges="statistika_celkova.A1:statistika_celkova.A1 statistika_celkova.A2:statistika_celkova.A17 statistika_celkova.B1:statistika_celkova.B1 statistika_celkova.B2:statistika_celkova.B17 statistika_celkova.C1:statistika_celkova.C1 statistika_celkova.C2:statistika_celkova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nožství čokolády</text:p>
          </table:table-cell>
          <table:table-cell office:value-type="string" calcext:value-type="string">
            <text:p>Zatvrdnuti čokolády</text:p>
          </table:table-cell>
          <table:table-cell office:value-type="string" calcext:value-type="string">
            <text:p>Vyrobeno čokolády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77.936" calcext:value-type="float">
            <text:p>3677.93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802.846" calcext:value-type="float">
            <text:p>3802.84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08.138" calcext:value-type="float">
            <text:p>4008.13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217.805" calcext:value-type="float">
            <text:p>4217.80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342.173" calcext:value-type="float">
            <text:p>4342.1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406.111" calcext:value-type="float">
            <text:p>4406.11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495.423" calcext:value-type="float">
            <text:p>4495.42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58" calcext:value-type="float">
            <text:p>2558</text:p>
          </table:table-cell>
          <table:table-cell office:value-type="float" office:value="4408.304" calcext:value-type="float">
            <text:p>4408.30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73" calcext:value-type="float">
            <text:p>4773</text:p>
          </table:table-cell>
          <table:table-cell office:value-type="float" office:value="4186.009" calcext:value-type="float">
            <text:p>4186.00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971" calcext:value-type="float">
            <text:p>6971</text:p>
          </table:table-cell>
          <table:table-cell office:value-type="float" office:value="4064.702" calcext:value-type="float">
            <text:p>4064.70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93" calcext:value-type="float">
            <text:p>8893</text:p>
          </table:table-cell>
          <table:table-cell office:value-type="float" office:value="3967.276" calcext:value-type="float">
            <text:p>3967.27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23" calcext:value-type="float">
            <text:p>10823</text:p>
          </table:table-cell>
          <table:table-cell office:value-type="float" office:value="3906.272" calcext:value-type="float">
            <text:p>3906.27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271" calcext:value-type="float">
            <text:p>18271</text:p>
          </table:table-cell>
          <table:table-cell office:value-type="float" office:value="3517.709" calcext:value-type="float">
            <text:p>3517.70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745" calcext:value-type="float">
            <text:p>23745</text:p>
          </table:table-cell>
          <table:table-cell office:value-type="float" office:value="3185.453" calcext:value-type="float">
            <text:p>3185.45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931" calcext:value-type="float">
            <text:p>27931</text:p>
          </table:table-cell>
          <table:table-cell office:value-type="float" office:value="2984.075" calcext:value-type="float">
            <text:p>2984.0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941" calcext:value-type="float">
            <text:p>30941</text:p>
          </table:table-cell>
          <table:table-cell office:value-type="float" office:value="2785.517" calcext:value-type="float">
            <text:p>2785.5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8:05:33.444659302</dc:date>
    <meta:editing-duration>PT1H33M25S</meta:editing-duration>
    <meta:editing-cycles>1</meta:editing-cycles>
    <meta:document-statistic meta:table-count="1" meta:cell-count="5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2cm" svg:height="9.802cm" xlink:href=".." xlink:type="simple" chart:class="chart:bar" chart:style-name="ch1">
        <chart:legend chart:legend-position="end" svg:x="22.361cm" svg:y="4.353cm" style:legend-expansion="high" chart:style-name="ch2"/>
        <chart:plot-area chart:style-name="ch3" table:cell-range-address="statistika_celkova.A1:statistika_celkova.C17" chart:data-source-has-labels="both" svg:x="1.533cm" svg:y="0.196cm" svg:width="20.306cm" svg:height="8.429cm">
          <chartooo:coordinate-region svg:x="2.71cm" svg:y="0.395cm" svg:width="19.129cm" svg:height="7.583cm"/>
          <chart:axis chart:dimension="x" chart:name="primary-x" chart:style-name="ch4" chartooo:axis-type="auto">
            <chartooo:date-scale/>
            <chart:title svg:x="8.163cm" svg:y="8.821cm" chart:style-name="ch5">
              <text:p>Množství čokolády vkládané do mixéru (v kilech)</text:p>
            </chart:title>
            <chart:categories table:cell-range-address="statistika_celkova.A2:statistika_celkova.A17"/>
          </chart:axis>
          <chart:axis chart:dimension="y" chart:name="primary-y" chart:style-name="ch6">
            <chart:title svg:x="0.451cm" svg:y="8.145cm" chart:style-name="ch7">
              <text:p>Počet výrobků (v tunách), počet zatvrdnutí čokolády</text:p>
            </chart:title>
            <chart:grid chart:style-name="ch8" chart:class="major"/>
          </chart:axis>
          <chart:series chart:style-name="ch9" chart:values-cell-range-address="statistika_celkova.B2:statistika_celkova.B17" chart:label-cell-address="statistika_celkova.B1:statistika_celkova.B1" chart:class="chart:bar">
            <chart:data-point chart:repeated="16"/>
          </chart:series>
          <chart:series chart:style-name="ch10" chart:values-cell-range-address="statistika_celkova.C2:statistika_celkova.C17" chart:label-cell-address="statistika_celkova.C1:statistika_celkova.C1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tvrdnuti čokolády</text:p>
                <draw:g>
                  <svg:desc>statistika_celkova.B1:statistika_celkova.B1</svg:desc>
                </draw:g>
              </table:table-cell>
              <table:table-cell office:value-type="string">
                <text:p>Vyrobeno čokolády</text:p>
                <draw:g>
                  <svg:desc>statistika_celkova.C1:statistika_celkova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tatistika_celkova.A2:statistika_celkova.A17</svg:desc>
                </draw:g>
              </table:table-cell>
              <table:table-cell office:value-type="float" office:value="0">
                <text:p>0</text:p>
                <draw:g>
                  <svg:desc>statistika_celkova.B2:statistika_celkova.B17</svg:desc>
                </draw:g>
              </table:table-cell>
              <table:table-cell office:value-type="float" office:value="3677.936">
                <text:p>3677.936</text:p>
                <draw:g>
                  <svg:desc>statistika_celkova.C2:statistika_celkova.C17</svg:desc>
                </draw:g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802.846">
                <text:p>3802.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008.138">
                <text:p>4008.1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217.805">
                <text:p>4217.8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342.173">
                <text:p>4342.1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406.111">
                <text:p>4406.1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495.423">
                <text:p>4495.4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558">
                <text:p>2558</text:p>
              </table:table-cell>
              <table:table-cell office:value-type="float" office:value="4408.304">
                <text:p>4408.3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773">
                <text:p>4773</text:p>
              </table:table-cell>
              <table:table-cell office:value-type="float" office:value="4186.009">
                <text:p>4186.0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971">
                <text:p>6971</text:p>
              </table:table-cell>
              <table:table-cell office:value-type="float" office:value="4064.702">
                <text:p>4064.7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893">
                <text:p>8893</text:p>
              </table:table-cell>
              <table:table-cell office:value-type="float" office:value="3967.276">
                <text:p>3967.2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23">
                <text:p>10823</text:p>
              </table:table-cell>
              <table:table-cell office:value-type="float" office:value="3906.272">
                <text:p>3906.2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271">
                <text:p>18271</text:p>
              </table:table-cell>
              <table:table-cell office:value-type="float" office:value="3517.709">
                <text:p>3517.7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745">
                <text:p>23745</text:p>
              </table:table-cell>
              <table:table-cell office:value-type="float" office:value="3185.453">
                <text:p>3185.4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931">
                <text:p>27931</text:p>
              </table:table-cell>
              <table:table-cell office:value-type="float" office:value="2984.075">
                <text:p>2984.0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941">
                <text:p>30941</text:p>
              </table:table-cell>
              <table:table-cell office:value-type="float" office:value="2785.517">
                <text:p>2785.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